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d57f" officeooo:paragraph-rsid="002cb5eb"/>
    </style:style>
    <style:style style:name="P2" style:family="paragraph" style:parent-style-name="Standard">
      <style:text-properties officeooo:rsid="004aefe7" officeooo:paragraph-rsid="004aefe7"/>
    </style:style>
    <style:style style:name="P3" style:family="paragraph" style:parent-style-name="Standard">
      <style:text-properties fo:language="en" fo:country="US" officeooo:rsid="004aefe7" officeooo:paragraph-rsid="004aefe7"/>
    </style:style>
    <style:style style:name="P4" style:family="paragraph" style:parent-style-name="Standard">
      <style:text-properties officeooo:rsid="00549d00" officeooo:paragraph-rsid="00549d00"/>
    </style:style>
    <style:style style:name="P5" style:family="paragraph" style:parent-style-name="Heading_20_1">
      <style:text-properties officeooo:rsid="00549d00" officeooo:paragraph-rsid="00549d00"/>
    </style:style>
    <style:style style:name="T1" style:family="text">
      <style:text-properties officeooo:rsid="00528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TransformationObjective</text:h>
      <text:p text:style-name="P1"/>
      <text:p text:style-name="P4">Das Portal soll den Interessenten den Einstieg in das digitale Denken vermitteln: von Programmierungsgrundlagen, Kommunikations und Internet-Strategien bis hin zu den geistigen Grundlagen der Digitalisierung. </text:p>
      <text:p text:style-name="P2"/>
      <text:p text:style-name="P2"/>
      <text:p text:style-name="P3">The portal is intended to provide interested parties with an introduction to digital thinking: from programming basics, communication and Internet strategies to the intellectual basics of digitisation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0:00:51.898344345</meta:creation-date>
    <dc:date>2019-04-05T18:33:02.118575442</dc:date>
    <meta:editing-duration>PT2H6M15S</meta:editing-duration>
    <meta:editing-cycles>18</meta:editing-cycles>
    <meta:generator>LibreOffice/6.0.6.2$Linux_X86_64 LibreOffice_project/00m0$Build-2</meta:generator>
    <meta:document-statistic meta:table-count="0" meta:image-count="0" meta:object-count="0" meta:page-count="1" meta:paragraph-count="3" meta:word-count="53" meta:character-count="434" meta:non-whitespace-character-count="382"/>
  </office:meta>
</office:document-meta>
</file>